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5D200003E532BBAA04B.svm"/>
  <manifest:file-entry manifest:media-type="" manifest:full-path="Pictures/200000070000545700003A4C80E02CC8.svm"/>
  <manifest:file-entry manifest:media-type="" manifest:full-path="Pictures/20000007000063530000124C8BF6DBB3.svm"/>
  <manifest:file-entry manifest:media-type="" manifest:full-path="Pictures/200000070000394300001517C1F6F612.svm"/>
  <manifest:file-entry manifest:media-type="" manifest:full-path="Pictures/2000000700004D000000036A61583F8F.svm"/>
  <manifest:file-entry manifest:media-type="" manifest:full-path="Pictures/2000000700001B6400001AFBA4FA5FE7.svm"/>
  <manifest:file-entry manifest:media-type="" manifest:full-path="Pictures/20000007000057F5000030AF30A05DC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8" style:family="paragraph" style:parent-style-name="Header">
      <style:paragraph-properties fo:text-align="end" style:justify-single-word="false"/>
    </style:style>
    <style:style style:name="T1" style:family="text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SSAOUDI Chaad</text:p>
      <text:p text:style-name="P2">VANLERSBERGHE Victor</text:p>
      <text:p text:style-name="P2">VINCENT Mathieu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tab/><text:tab/><text:tab/><text:tab/> <text:s text:c="2"/>PPE Développement</text:p>
      <text:p text:style-name="P1"><text:span text:style-name="T1">Documentatio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2"/></text:p>
      <text:p text:style-name="P3"><text:soft-page-break/><text:span text:style-name="T2"/></text:p>
      <text:p text:style-name="Heading"/>
      <text:p text:style-name="P7">HTML2PDF</text:p>
      <text:p text:style-name="P5"/>
      <text:p text:style-name="P4">Le site TaricImmobilier possède un bouton sur toutes les pages des « produits » permettant de transformer la page présente en PDF et de la télécharger pour impression ou sauvegarde.</text:p>
      <text:p text:style-name="P4"><draw:frame draw:style-name="fr1" draw:name="graphics1" text:anchor-type="paragraph" svg:width="12.947cm" svg:height="6.682cm" draw:z-index="0"><draw:image xlink:href="Pictures/20000007000075D200003E532BBAA04B.svm" xlink:type="simple" xlink:show="embed" xlink:actuate="onLoad"/></draw:frame></text:p>
      <text:p text:style-name="P2"><text:span text:style-name="T3">Cette fonctionnalité est présente grâce au script « JsPDF » (</text:span><text:a xlink:type="simple" xlink:href="https://github.com/MrRio/jsPDF" text:style-name="Internet_20_link" text:visited-style-name="Visited_20_Internet_20_Link">https://github.com/MrRio/jsPDF</text:a>)<text:span text:style-name="T3"> et spécialement le script « HTML2PDF »</text:span></text:p>
      <text:p text:style-name="P4"><draw:frame draw:style-name="fr1" draw:name="graphics2" text:anchor-type="paragraph" svg:width="14.66cm" svg:height="5.399cm" draw:z-index="1"><draw:image xlink:href="Pictures/200000070000394300001517C1F6F612.svm" xlink:type="simple" xlink:show="embed" xlink:actuate="onLoad"/></draw:frame>Ce script appelé « genpdf() » transforme le texte de la page et le javascript en PDF, qui est gardé dans la variable « element » <text:line-break/>« .save() » permet de telecharger cet élément.</text:p>
      <text:p text:style-name="P4"/>
      <text:p text:style-name="P4">Ce script est appelé par le bouton :</text:p>
      <text:p text:style-name="P4"><draw:frame draw:style-name="fr2" draw:name="graphics3" text:anchor-type="paragraph" svg:width="17cm" svg:height="0.751cm" draw:z-index="2"><draw:image xlink:href="Pictures/2000000700004D000000036A61583F8F.svm" xlink:type="simple" xlink:show="embed" xlink:actuate="onLoad"/></draw:frame></text:p>
      <text:p text:style-name="P4">Ce bouton quand il est cliqué (« onclick ») <text:s/>appelle le script ci dessus, permettant la fonctionnalité de fonctionner.</text:p>
      <text:p text:style-name="P4"><text:soft-page-break/></text:p>
      <text:p text:style-name="P7">Carrousel</text:p>
      <text:p text:style-name="P4"/>
      <text:p text:style-name="P4"><draw:frame draw:style-name="fr3" draw:name="graphics4" text:anchor-type="paragraph" svg:x="2.387cm" svg:y="1.725cm" svg:width="12.18cm" svg:height="8.338cm" draw:z-index="3"><draw:image xlink:href="Pictures/200000070000545700003A4C80E02CC8.svm" xlink:type="simple" xlink:show="embed" xlink:actuate="onLoad"/></draw:frame>Le site TaricImmobilier permet de rajouter plusieurs images dans une même page et de les faire défiler grace des flèches a coté de l'image de présentation afin de permettre aux clients d'avoir plusieurs vues de la propriété :<text:line-break/></text:p>
      <text:p text:style-name="P4">Cette fonctionnalité marche grace à deux fonctions similaires : ImagePrécedente() et ImageSuivante() :</text:p>
      <text:p text:style-name="P4"><draw:frame draw:style-name="fr4" draw:name="graphics5" text:anchor-type="paragraph" svg:width="11.88cm" svg:height="6.754cm" draw:z-index="4"><draw:image xlink:href="Pictures/20000007000057F5000030AF30A05DC1.svm" xlink:type="simple" xlink:show="embed" xlink:actuate="onLoad"/></draw:frame></text:p>
      <text:p text:style-name="P4">On met donc les images dans une variable tableau «Tabimg[]» avec une variable i, lorsque la fonction Imagesuivante est appelé, la valeur de i augmente de 1 et correspond a une nouvelle image qui est affiché grâce a la ligne <text:span text:style-name="T4">vImage.setAttribute().</text:span></text:p>
      <text:p text:style-name="P6">Le principe est identique pour la fonction imageprécédente.</text:p>
      <text:p text:style-name="P6"/>
      <text:p text:style-name="P4"><text:soft-page-break/></text:p>
      <text:p text:style-name="P4"/>
      <text:p text:style-name="P4">Les boutons sont appelés dans le html, avec, entre ceux-ci , la première image affiché.</text:p>
      <text:p text:style-name="P4"><draw:frame draw:style-name="fr3" draw:name="graphics6" text:anchor-type="paragraph" svg:x="-0.056cm" svg:y="0.065cm" svg:width="17cm" svg:height="3.131cm" draw:z-index="5"><draw:image xlink:href="Pictures/20000007000063530000124C8BF6DBB3.svm" xlink:type="simple" xlink:show="embed" xlink:actuate="onLoad"/></draw:frame></text:p>
      <text:p text:style-name="P4"><draw:frame draw:style-name="fr3" draw:name="graphics7" text:anchor-type="paragraph" svg:x="3.584cm" svg:y="2.088cm" svg:width="7.011cm" svg:height="6.907cm" draw:z-index="6"><draw:image xlink:href="Pictures/2000000700001B6400001AFBA4FA5FE7.svm" xlink:type="simple" xlink:show="embed" xlink:actuate="onLoad"/></draw:frame>Les boutons appellent leur fonctions respectives et sont dans des classes respectives : « right » et « left » et dans la div de class «carrousel »<text:tab/> et leur style est définit dans le css</text:p>
      <text:p text:style-name="P4"/>
      <text:p text:style-name="P4">On utilise definit carousel comme étant un flex qui au centre relatif a l'écran utilisé et les boutons à gauche et à droite de l'élé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ocumentation PPE-Mission2<text:tab/><text:tab/>Chaad M./Victor V./Mathieu 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6T11:54:44.35</meta:creation-date>
    <dc:date>2020-02-16T15:34:54.61</dc:date>
    <meta:editing-duration>PT2H23M59S</meta:editing-duration>
    <meta:editing-cycles>3</meta:editing-cycles>
    <meta:generator>OpenOffice/4.1.6$Win32 OpenOffice.org_project/416m1$Build-9790</meta:generator>
    <meta:document-statistic meta:table-count="0" meta:image-count="7" meta:object-count="0" meta:page-count="4" meta:paragraph-count="19" meta:word-count="302" meta:character-count="1864"/>
  </office:meta>
</office:document-meta>
</file>